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rsid="001d3c98" officeooo:paragraph-rsid="001d3c98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rsid="001ffea1" officeooo:paragraph-rsid="001ffea1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rsid="0021492f" officeooo:paragraph-rsid="0021492f" style:font-size-asian="10.5pt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0225415" officeooo:paragraph-rsid="00225415" style:font-size-asian="10.5pt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rsid="00239537" officeooo:paragraph-rsid="00239537" style:font-size-asian="10.5pt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rsid="0027a9e7" officeooo:paragraph-rsid="0027a9e7" style:font-size-asian="10.5pt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rsid="0029cb98" officeooo:paragraph-rsid="0029cb98" style:font-size-asian="10.5pt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rsid="004197fc" officeooo:paragraph-rsid="004197fc" style:font-size-asian="10.5pt"/>
    </style:style>
    <style:style style:name="P9" style:family="paragraph" style:parent-style-name="Standard">
      <style:paragraph-properties fo:text-align="justify" style:justify-single-word="false"/>
      <style:text-properties fo:language="pt" fo:country="BR" officeooo:rsid="0058edee" officeooo:paragraph-rsid="0058edee" style:font-size-asian="10.5pt"/>
    </style:style>
    <style:style style:name="P10" style:family="paragraph" style:parent-style-name="Standard">
      <style:paragraph-properties fo:text-align="center" style:justify-single-word="false"/>
      <style:text-properties fo:language="pt" fo:country="BR" fo:font-weight="bold" officeooo:rsid="00239537" officeooo:paragraph-rsid="00239537" style:font-size-asian="10.5p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pt" fo:country="BR" fo:font-weight="bold" officeooo:rsid="0058edee" officeooo:paragraph-rsid="0058edee" style:font-size-asian="10.5pt" style:font-weight-asian="bold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fo:language="pt" fo:country="BR" officeooo:rsid="0027a9e7" officeooo:paragraph-rsid="0027a9e7" style:font-size-asian="10.5pt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pt" fo:country="BR" officeooo:rsid="001d3c98" officeooo:paragraph-rsid="001d5135" style:font-size-asian="10.5pt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pt" fo:country="BR" officeooo:rsid="001ef578" officeooo:paragraph-rsid="001d3c98" style:font-size-asian="10.5pt"/>
    </style:style>
    <style:style style:name="P15" style:family="paragraph" style:parent-style-name="Standard" style:list-style-name="L2">
      <style:paragraph-properties fo:text-align="justify" style:justify-single-word="false"/>
      <style:text-properties fo:language="pt" fo:country="BR" officeooo:rsid="00225415" officeooo:paragraph-rsid="00225415" style:font-size-asian="10.5pt"/>
    </style:style>
    <style:style style:name="P16" style:family="paragraph" style:parent-style-name="Standard" style:list-style-name="L3">
      <style:paragraph-properties fo:text-align="justify" style:justify-single-word="false"/>
      <style:text-properties fo:language="pt" fo:country="BR" officeooo:rsid="0058f3d9" officeooo:paragraph-rsid="0058f3d9" style:font-size-asian="10.5pt"/>
    </style:style>
    <style:style style:name="P17" style:family="paragraph" style:parent-style-name="Standard">
      <style:paragraph-properties fo:text-align="justify" style:justify-single-word="false"/>
      <style:text-properties fo:language="pt" fo:country="BR" officeooo:rsid="005e9703" officeooo:paragraph-rsid="005e9703" style:font-size-asian="10.5pt"/>
    </style:style>
    <style:style style:name="P18" style:family="paragraph" style:parent-style-name="Standard" style:list-style-name="L4">
      <style:paragraph-properties fo:text-align="justify" style:justify-single-word="false"/>
      <style:text-properties fo:language="pt" fo:country="BR" officeooo:rsid="005e9703" officeooo:paragraph-rsid="005e9703" style:font-size-asian="10.5pt"/>
    </style:style>
    <style:style style:name="P19" style:family="paragraph" style:parent-style-name="Standard" style:list-style-name="L4">
      <style:paragraph-properties fo:text-align="justify" style:justify-single-word="false"/>
      <style:text-properties fo:language="pt" fo:country="BR" officeooo:rsid="0060550f" officeooo:paragraph-rsid="0060550f" style:font-size-asian="10.5pt"/>
    </style:style>
    <style:style style:name="P20" style:family="paragraph" style:parent-style-name="Standard" style:list-style-name="L4">
      <style:paragraph-properties fo:text-align="justify" style:justify-single-word="false"/>
      <style:text-properties fo:language="pt" fo:country="BR" officeooo:rsid="006105b6" officeooo:paragraph-rsid="006105b6" style:font-size-asian="10.5pt"/>
    </style:style>
    <style:style style:name="P21" style:family="paragraph" style:parent-style-name="Standard" style:list-style-name="L4">
      <style:paragraph-properties fo:text-align="justify" style:justify-single-word="false"/>
      <style:text-properties fo:language="pt" fo:country="BR" officeooo:rsid="006229b3" officeooo:paragraph-rsid="006229b3" style:font-size-asian="10.5pt"/>
    </style:style>
    <style:style style:name="P22" style:family="paragraph" style:parent-style-name="Standard">
      <style:paragraph-properties fo:text-align="justify" style:justify-single-word="false"/>
      <style:text-properties fo:language="pt" fo:country="BR" officeooo:rsid="00638702" officeooo:paragraph-rsid="00638702" style:font-size-asian="10.5pt"/>
    </style:style>
    <style:style style:name="P23" style:family="paragraph" style:parent-style-name="Standard" style:list-style-name="L5">
      <style:paragraph-properties fo:text-align="justify" style:justify-single-word="false"/>
      <style:text-properties fo:language="pt" fo:country="BR" officeooo:rsid="00294d40" officeooo:paragraph-rsid="00294d40" style:font-size-asian="10.5pt"/>
    </style:style>
    <style:style style:name="P24" style:family="paragraph" style:parent-style-name="Standard" style:list-style-name="L5">
      <style:paragraph-properties fo:text-align="justify" style:justify-single-word="false"/>
      <style:text-properties fo:language="pt" fo:country="BR" officeooo:rsid="002993fc" officeooo:paragraph-rsid="002993fc" style:font-size-asian="10.5pt"/>
    </style:style>
    <style:style style:name="P25" style:family="paragraph" style:parent-style-name="Standard" style:list-style-name="L5">
      <style:paragraph-properties fo:text-align="justify" style:justify-single-word="false"/>
      <style:text-properties fo:language="pt" fo:country="BR" officeooo:rsid="0029cb98" officeooo:paragraph-rsid="0029cb98" style:font-size-asian="10.5pt"/>
    </style:style>
    <style:style style:name="P26" style:family="paragraph" style:parent-style-name="Standard" style:list-style-name="L6">
      <style:paragraph-properties fo:text-align="justify" style:justify-single-word="false"/>
      <style:text-properties fo:language="pt" fo:country="BR" officeooo:rsid="003412f9" officeooo:paragraph-rsid="003412f9" style:font-size-asian="10.5pt"/>
    </style:style>
    <style:style style:name="P27" style:family="paragraph" style:parent-style-name="Standard" style:list-style-name="L6">
      <style:paragraph-properties fo:text-align="justify" style:justify-single-word="false"/>
      <style:text-properties fo:language="pt" fo:country="BR" officeooo:rsid="0036e48e" officeooo:paragraph-rsid="0036e48e" style:font-size-asian="10.5pt"/>
    </style:style>
    <style:style style:name="P28" style:family="paragraph" style:parent-style-name="Standard" style:list-style-name="L6">
      <style:paragraph-properties fo:text-align="justify" style:justify-single-word="false"/>
      <style:text-properties fo:language="pt" fo:country="BR" officeooo:rsid="003d561f" officeooo:paragraph-rsid="003d561f" style:font-size-asian="10.5pt"/>
    </style:style>
    <style:style style:name="P29" style:family="paragraph" style:parent-style-name="Standard" style:list-style-name="L6">
      <style:paragraph-properties fo:text-align="justify" style:justify-single-word="false"/>
      <style:text-properties fo:language="pt" fo:country="BR" officeooo:rsid="003e068c" officeooo:paragraph-rsid="003e068c" style:font-size-asian="10.5pt"/>
    </style:style>
    <style:style style:name="P30" style:family="paragraph" style:parent-style-name="Standard" style:list-style-name="L6">
      <style:paragraph-properties fo:text-align="justify" style:justify-single-word="false"/>
      <style:text-properties fo:language="pt" fo:country="BR" officeooo:rsid="003e5a44" officeooo:paragraph-rsid="003e5a44" style:font-size-asian="10.5pt"/>
    </style:style>
    <style:style style:name="P31" style:family="paragraph" style:parent-style-name="Standard" style:list-style-name="L6">
      <style:paragraph-properties fo:text-align="justify" style:justify-single-word="false"/>
      <style:text-properties fo:language="pt" fo:country="BR" officeooo:rsid="004197fc" officeooo:paragraph-rsid="004197fc" style:font-size-asian="10.5pt"/>
    </style:style>
    <style:style style:name="P32" style:family="paragraph" style:parent-style-name="Standard" style:list-style-name="L7">
      <style:paragraph-properties fo:text-align="justify" style:justify-single-word="false"/>
      <style:text-properties fo:language="pt" fo:country="BR" officeooo:rsid="0048ea14" officeooo:paragraph-rsid="0048ea14" style:font-size-asian="10.5pt"/>
    </style:style>
    <style:style style:name="P33" style:family="paragraph" style:parent-style-name="Standard" style:list-style-name="L7">
      <style:paragraph-properties fo:text-align="justify" style:justify-single-word="false"/>
      <style:text-properties fo:language="pt" fo:country="BR" officeooo:rsid="004bb83c" officeooo:paragraph-rsid="004bb83c" style:font-size-asian="10.5pt"/>
    </style:style>
    <style:style style:name="P34" style:family="paragraph" style:parent-style-name="Standard" style:list-style-name="L7">
      <style:paragraph-properties fo:text-align="justify" style:justify-single-word="false"/>
      <style:text-properties fo:language="pt" fo:country="BR" officeooo:rsid="00509a68" officeooo:paragraph-rsid="00509a68" style:font-size-asian="10.5pt"/>
    </style:style>
    <style:style style:name="P35" style:family="paragraph" style:parent-style-name="Standard" style:list-style-name="L7">
      <style:paragraph-properties fo:text-align="justify" style:justify-single-word="false"/>
      <style:text-properties fo:language="pt" fo:country="BR" officeooo:rsid="0051c7d9" officeooo:paragraph-rsid="0051c7d9" style:font-size-asian="10.5pt"/>
    </style:style>
    <style:style style:name="P36" style:family="paragraph" style:parent-style-name="Standard" style:list-style-name="L7">
      <style:paragraph-properties fo:text-align="justify" style:justify-single-word="false"/>
      <style:text-properties fo:language="pt" fo:country="BR" officeooo:rsid="0052ce92" officeooo:paragraph-rsid="0052ce92" style:font-size-asian="10.5pt"/>
    </style:style>
    <style:style style:name="P37" style:family="paragraph" style:parent-style-name="Standard">
      <style:paragraph-properties fo:text-align="justify" style:justify-single-word="false"/>
      <style:text-properties fo:language="pt" fo:country="BR" fo:font-weight="normal" officeooo:rsid="0030f496" officeooo:paragraph-rsid="0029cb98" style:font-size-asian="10.5pt" style:font-weight-asian="normal" style:font-weight-complex="normal"/>
    </style:style>
    <style:style style:name="P38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412f9" officeooo:paragraph-rsid="003412f9" style:font-size-asian="10.5pt" style:font-weight-asian="normal" style:font-weight-complex="normal"/>
    </style:style>
    <style:style style:name="P39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474e4" officeooo:paragraph-rsid="003474e4" style:font-size-asian="10.5pt" style:font-weight-asian="normal" style:font-weight-complex="normal"/>
    </style:style>
    <style:style style:name="P40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59c84" officeooo:paragraph-rsid="00359c84" style:font-size-asian="10.5pt" style:font-weight-asian="normal" style:font-weight-complex="normal"/>
    </style:style>
    <style:style style:name="P41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d561f" officeooo:paragraph-rsid="0036e48e" style:font-size-asian="10.5pt" style:font-weight-asian="normal" style:font-weight-complex="normal"/>
    </style:style>
    <style:style style:name="P42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da239" officeooo:paragraph-rsid="003d561f" style:font-size-asian="10.5pt" style:font-weight-asian="normal" style:font-weight-complex="normal"/>
    </style:style>
    <style:style style:name="P43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e068c" officeooo:paragraph-rsid="003e068c" style:font-size-asian="10.5pt" style:font-weight-asian="normal" style:font-weight-complex="normal"/>
    </style:style>
    <style:style style:name="P44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f1445" officeooo:paragraph-rsid="003e5a44" style:font-size-asian="10.5pt" style:font-weight-asian="normal" style:font-weight-complex="normal"/>
    </style:style>
    <style:style style:name="P45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4960d2" officeooo:paragraph-rsid="004960d2" style:font-size-asian="10.5pt" style:font-weight-asian="normal" style:font-weight-complex="normal"/>
    </style:style>
    <style:style style:name="P46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509a68" officeooo:paragraph-rsid="00509a68" style:font-size-asian="10.5pt" style:font-weight-asian="normal" style:font-weight-complex="normal"/>
    </style:style>
    <style:style style:name="P47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51c7d9" officeooo:paragraph-rsid="0051c7d9" style:font-size-asian="10.5pt" style:font-weight-asian="normal" style:font-weight-complex="normal"/>
    </style:style>
    <style:style style:name="P48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55cf8f" officeooo:paragraph-rsid="0055cf8f" style:font-size-asian="10.5pt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language="pt" fo:country="BR" fo:font-weight="normal" officeooo:rsid="0055cf8f" officeooo:paragraph-rsid="0055cf8f" style:font-size-asian="10.5pt" style:font-weight-asian="normal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fo:language="pt" fo:country="BR" officeooo:paragraph-rsid="001d5135"/>
    </style:style>
    <style:style style:name="P51" style:family="paragraph" style:parent-style-name="Standard" style:list-style-name="L3">
      <style:paragraph-properties fo:text-align="justify" style:justify-single-word="false"/>
      <style:text-properties fo:language="pt" fo:country="BR" officeooo:paragraph-rsid="0058f3d9"/>
    </style:style>
    <style:style style:name="P52" style:family="paragraph" style:parent-style-name="Standard">
      <style:paragraph-properties fo:text-align="justify" style:justify-single-word="false"/>
      <style:text-properties fo:language="pt" fo:country="BR" officeooo:paragraph-rsid="0027a9e7"/>
    </style:style>
    <style:style style:name="P53" style:family="paragraph" style:parent-style-name="Standard" style:list-style-name="L3">
      <style:paragraph-properties fo:text-align="justify" style:justify-single-word="false"/>
      <style:text-properties fo:language="pt" fo:country="BR" officeooo:rsid="0058f3d9" officeooo:paragraph-rsid="0058f3d9"/>
    </style:style>
    <style:style style:name="P54" style:family="paragraph" style:parent-style-name="Standard" style:list-style-name="L3">
      <style:paragraph-properties fo:text-align="justify" style:justify-single-word="false"/>
      <style:text-properties fo:language="pt" fo:country="BR" officeooo:rsid="005e0982" officeooo:paragraph-rsid="005e0982"/>
    </style:style>
    <style:style style:name="P55" style:family="paragraph" style:parent-style-name="Standard">
      <style:paragraph-properties fo:text-align="justify" style:justify-single-word="false"/>
      <style:text-properties fo:language="pt" fo:country="BR" officeooo:rsid="005e0982" officeooo:paragraph-rsid="005e0982"/>
    </style:style>
    <style:style style:name="P56" style:family="paragraph" style:parent-style-name="Standard">
      <style:paragraph-properties fo:text-align="justify" style:justify-single-word="false"/>
      <style:text-properties fo:language="pt" fo:country="BR" officeooo:rsid="006229b3" officeooo:paragraph-rsid="006229b3"/>
    </style:style>
    <style:style style:name="T1" style:family="text">
      <style:text-properties fo:language="pt" fo:country="BR" style:font-size-asian="10.5pt"/>
    </style:style>
    <style:style style:name="T2" style:family="text">
      <style:text-properties fo:language="pt" fo:country="BR" officeooo:rsid="001d3c98" style:font-size-asian="10.5pt"/>
    </style:style>
    <style:style style:name="T3" style:family="text">
      <style:text-properties fo:language="pt" fo:country="BR" officeooo:rsid="001d5135" style:font-size-asian="10.5pt"/>
    </style:style>
    <style:style style:name="T4" style:family="text">
      <style:text-properties fo:language="pt" fo:country="BR" officeooo:rsid="0058f3d9" style:font-size-asian="10.5pt"/>
    </style:style>
    <style:style style:name="T5" style:family="text">
      <style:text-properties fo:language="pt" fo:country="BR" officeooo:rsid="00598a30" style:font-size-asian="10.5pt"/>
    </style:style>
    <style:style style:name="T6" style:family="text">
      <style:text-properties fo:language="pt" fo:country="BR" officeooo:rsid="005bd738" style:font-size-asian="10.5pt"/>
    </style:style>
    <style:style style:name="T7" style:family="text">
      <style:text-properties fo:language="pt" fo:country="BR" officeooo:rsid="005d823c" style:font-size-asian="10.5pt"/>
    </style:style>
    <style:style style:name="T8" style:family="text">
      <style:text-properties officeooo:rsid="002604c5"/>
    </style:style>
    <style:style style:name="T9" style:family="text">
      <style:text-properties officeooo:rsid="00294d40"/>
    </style:style>
    <style:style style:name="T10" style:family="text">
      <style:text-properties officeooo:rsid="002993f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c9cb9" style:font-weight-asian="bold" style:font-weight-complex="bold"/>
    </style:style>
    <style:style style:name="T13" style:family="text">
      <style:text-properties fo:font-weight="bold" officeooo:rsid="0043f70a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c9cb9" style:font-weight-asian="normal" style:font-weight-complex="normal"/>
    </style:style>
    <style:style style:name="T16" style:family="text">
      <style:text-properties fo:font-weight="normal" officeooo:rsid="002e8493" style:font-weight-asian="normal" style:font-weight-complex="normal"/>
    </style:style>
    <style:style style:name="T17" style:family="text">
      <style:text-properties fo:font-weight="normal" officeooo:rsid="002f97d6" style:font-weight-asian="normal" style:font-weight-complex="normal"/>
    </style:style>
    <style:style style:name="T18" style:family="text">
      <style:text-properties fo:font-weight="normal" officeooo:rsid="0030f496" style:font-weight-asian="normal" style:font-weight-complex="normal"/>
    </style:style>
    <style:style style:name="T19" style:family="text">
      <style:text-properties fo:font-weight="normal" officeooo:rsid="003d561f" style:font-weight-asian="normal" style:font-weight-complex="normal"/>
    </style:style>
    <style:style style:name="T20" style:family="text">
      <style:text-properties fo:font-weight="normal" officeooo:rsid="003da239" style:font-weight-asian="normal" style:font-weight-complex="normal"/>
    </style:style>
    <style:style style:name="T21" style:family="text">
      <style:text-properties fo:font-weight="normal" officeooo:rsid="003f1445" style:font-weight-asian="normal" style:font-weight-complex="normal"/>
    </style:style>
    <style:style style:name="T22" style:family="text">
      <style:text-properties fo:font-weight="normal" officeooo:rsid="0043f70a" style:font-weight-asian="normal" style:font-weight-complex="normal"/>
    </style:style>
    <style:style style:name="T23" style:family="text">
      <style:text-properties fo:font-weight="normal" officeooo:rsid="004723ab" style:font-weight-asian="normal" style:font-weight-complex="normal"/>
    </style:style>
    <style:style style:name="T24" style:family="text">
      <style:text-properties fo:font-weight="normal" officeooo:rsid="004c27cb" style:font-weight-asian="normal" style:font-weight-complex="normal"/>
    </style:style>
    <style:style style:name="T25" style:family="text">
      <style:text-properties fo:font-weight="normal" officeooo:rsid="004e0f59" style:font-weight-asian="normal" style:font-weight-complex="normal"/>
    </style:style>
    <style:style style:name="T26" style:family="text">
      <style:text-properties fo:font-weight="normal" officeooo:rsid="004f7cf4" style:font-weight-asian="normal" style:font-weight-complex="normal"/>
    </style:style>
    <style:style style:name="T27" style:family="text">
      <style:text-properties fo:font-weight="normal" officeooo:rsid="0050ca71" style:font-weight-asian="normal" style:font-weight-complex="normal"/>
    </style:style>
    <style:style style:name="T28" style:family="text">
      <style:text-properties fo:font-weight="normal" officeooo:rsid="0051d991" style:font-weight-asian="normal" style:font-weight-complex="normal"/>
    </style:style>
    <style:style style:name="T29" style:family="text">
      <style:text-properties style:font-size-asian="10.5pt"/>
    </style:style>
    <style:style style:name="T30" style:family="text">
      <style:text-properties officeooo:rsid="001d3c98" style:font-size-asian="10.5pt"/>
    </style:style>
    <style:style style:name="T31" style:family="text">
      <style:text-properties officeooo:rsid="001d5135" style:font-size-asian="10.5pt"/>
    </style:style>
    <style:style style:name="T32" style:family="text">
      <style:text-properties officeooo:rsid="0058f3d9" style:font-size-asian="10.5pt"/>
    </style:style>
    <style:style style:name="T33" style:family="text">
      <style:text-properties officeooo:rsid="00598a30" style:font-size-asian="10.5pt"/>
    </style:style>
    <style:style style:name="T34" style:family="text">
      <style:text-properties officeooo:rsid="005bd738" style:font-size-asian="10.5pt"/>
    </style:style>
    <style:style style:name="T35" style:family="text">
      <style:text-properties officeooo:rsid="005d823c"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NGENHARIA REVERSA DE ARQUIVOS</text:p>
      <text:p text:style-name="P1"/>
      <text:p text:style-name="P1"/>
      <text:p text:style-name="P1">Existem situações no ciclo de vida de um sistema nas quais um modelo conceitual é de grande valia:</text:p>
      <text:list xml:id="list6617845124594177749" text:style-name="L1">
        <text:list-item>
          <text:p text:style-name="P13">A manutenção rotineira do software de um sistema. Neste caso, o modelo conceitual pode ser usado como documentação abstrata dos dados. </text:p>
          <text:p text:style-name="P13"/>
        </text:list-item>
        <text:list-item>
          <text:p text:style-name="P50"><text:span text:style-name="T30">A existência de um modelo conceitual </text:span><text:span text:style-name="T31">p</text:span><text:span text:style-name="T30">ermite que pessoas que não conheçam o sistema possam aprender rapidamente seu funcionamento.</text:span></text:p>
          <text:p text:style-name="P13"/>
        </text:list-item>
        <text:list-item>
          <text:p text:style-name="P14">Na migração do banco de dados o modelo conceitual pode acelerar o processo de migração, pois, permite encurtar a etapa de modelagem de dados do novo banco de dados.</text:p>
        </text:list-item>
      </text:list>
      <text:p text:style-name="P1"/>
      <text:p text:style-name="P2">O primeiro passo no processo de engenharia reversa <text:span text:style-name="T8">de arquivos</text:span> é a representação, <text:span text:style-name="T8">do arquivo,</text:span> na forma de uma tabela relacional não-normalizada.</text:p>
      <text:p text:style-name="P2"/>
      <text:p text:style-name="P2">A seguir, a tabela não-normalizada passa pelo processo de normalização, através do qual é obtido um modelo relacional, contendo as descrições das tabelas correspondentes ao arquivo em questão.</text:p>
      <text:p text:style-name="P2"/>
      <text:p text:style-name="P5">A partir do modelo relacional obtido, usando as regras de engenharia reversa <text:span text:style-name="T8">(de um modelo relacional), chegamos no modelo ER do arquivo.</text:span></text:p>
      <text:p text:style-name="P2"/>
      <text:p text:style-name="P3">O objetivo do processo de normalização é:</text:p>
      <text:list xml:id="list7328085055775881085" text:style-name="L2">
        <text:list-item>
          <text:p text:style-name="P15">reagrupar informações de forma a eliminar redundâncias de dados que possam existir nos arquivos;</text:p>
        </text:list-item>
        <text:list-item>
          <text:p text:style-name="P15">reagrupar informações de uma forma que permita a obtenção de um modelo ER.</text:p>
        </text:list-item>
      </text:list>
      <text:p text:style-name="P4"/>
      <text:p text:style-name="P11">PROBLEMAS / ANOMALIAS</text:p>
      <text:p text:style-name="P9"/>
      <text:list xml:id="list8818034080882183840" text:style-name="L3">
        <text:list-item>
          <text:p text:style-name="P51"><text:span text:style-name="T32">Redundância de dados: </text:span><text:span text:style-name="T33">Repetição de dados.</text:span></text:p>
        </text:list-item>
        <text:list-item>
          <text:p text:style-name="P16">Inconsistência de dados: </text:p>
        </text:list-item>
        <text:list-item>
          <text:p text:style-name="P53"><text:span text:style-name="T29">Inserção de dados: </text:span><text:span text:style-name="T34">Não é possível inserir sem que exista outro</text:span></text:p>
        </text:list-item>
        <text:list-item>
          <text:p text:style-name="P53"><text:span text:style-name="T29">Remoção de dados: </text:span><text:span text:style-name="T35">Remover algo significa remover outras que não estão vinculadas.</text:span></text:p>
        </text:list-item>
        <text:list-item>
          <text:p text:style-name="P54"><text:span text:style-name="T35">A</text:span><text:span text:style-name="T29">lteração de dados: </text:span></text:p>
        </text:list-item>
      </text:list>
      <text:p text:style-name="P55"/>
      <text:p text:style-name="P17">Anomalias de inclusão, alteração e exclusão:</text:p>
      <text:list xml:id="list6655063235405994138" text:style-name="L4">
        <text:list-item>
          <text:p text:style-name="P18">Grupos de repetição;</text:p>
        </text:list-item>
        <text:list-item>
          <text:p text:style-name="P18">Dependências parciais de chave;</text:p>
        </text:list-item>
        <text:list-item>
          <text:p text:style-name="P19">Redundâncias de dados;</text:p>
        </text:list-item>
        <text:list-item>
          <text:p text:style-name="P20">Perdas acidentais de informação;</text:p>
        </text:list-item>
        <text:list-item>
          <text:p text:style-name="P21">Dificuldades de representações;</text:p>
        </text:list-item>
        <text:list-item>
          <text:p text:style-name="P21">Dependências transitivas entre atributos.</text:p>
        </text:list-item>
      </text:list>
      <text:p text:style-name="P56"/>
      <text:p text:style-name="P22">Anomalias devem ser evitadas porque violam a semântica da informação representada pelos itens de dados das entidades.</text:p>
      <text:p text:style-name="P12">O primeiro processo consta em transformar a descrição do documento ou arquivo a ser normalizado em um esquema de uma tabela relacional.</text:p>
      <text:p text:style-name="P6"/>
      <text:p text:style-name="P6">Obtido o esquema relacional correspondente ao documento, passa-se ao processo de normalização. Este processo baseia-se no conceito de forma normal. Uma forma normal é uma regra que deve ser obedecida por uma tabela para que esta seja considerada “bem projetada”.</text:p>
      <text:p text:style-name="P6"/>
      <text:p text:style-name="P52"><text:tab/><text:span text:style-name="T11">1º Forma Normal</text:span> = Quando não contém tabelas aninhadas.</text:p>
      <text:p text:style-name="P6"/>
      <text:p text:style-name="P6"><text:tab/><text:span text:style-name="T9">Passos:</text:span></text:p>
      <text:p text:style-name="P6"/>
      <text:list xml:id="list2697402320730032637" text:style-name="L5">
        <text:list-item>
          <text:p text:style-name="P23">É criada uma tabela na 1FN, referente à tabela não-normalizada, sem as tabelas aninhadas. A chave primária da tabela na 1FN é idêntica à chave da tabela não-normalizada.</text:p>
          <text:p text:style-name="P23"/>
        </text:list-item>
        <text:list-item>
          <text:p text:style-name="P23">Para cada tabela aninhada, é criada uma tabela na 1FN composta pelas seguintes colunas:</text:p>
          <text:p text:style-name="P23"/>
          <text:list>
            <text:list-item>
              <text:p text:style-name="P23">A chave primária de cada uma das tabelas nas quais a tabela em questão está aninhada;</text:p>
              <text:p text:style-name="P23"/>
            </text:list-item>
            <text:list-item>
              <text:p text:style-name="P23">As colunas da própria tabela aninhada.</text:p>
              <text:p text:style-name="P23"/>
            </text:list-item>
          </text:list>
        </text:list-item>
        <text:list-item>
          <text:p text:style-name="P23">São definidas as chaves primárias das tabelas na 1FN que correspondem a tabelas aninhadas <text:span text:style-name="T10">da seguinte forma:</text:span></text:p>
          <text:p text:style-name="P23"/>
          <text:list>
            <text:list-item>
              <text:p text:style-name="P24">Tomar como parte da chave primária da tabela na 1FN a chave primária da tabela ÑN.</text:p>
              <text:p text:style-name="P24"/>
            </text:list-item>
            <text:list-item>
              <text:p text:style-name="P24">Verificar se esta chave primária é suficiente para identificar as linhas da tabela na 1FN.</text:p>
              <text:p text:style-name="P24"/>
              <text:list>
                <text:list-item>
                  <text:p text:style-name="P24">Caso seja suficiente, a chave primária da tabela na 1FN é a mesma que a da tabela aninhada na forma ÑN.</text:p>
                  <text:p text:style-name="P24"/>
                </text:list-item>
                <text:list-item>
                  <text:p text:style-name="P25">Caso contrário, deve-se determinar quais são as colunas necessárias para identificar as linhas da tabela na 1FN, compondo assim a chave primária na 1FN.</text:p>
                </text:list-item>
              </text:list>
            </text:list-item>
          </text:list>
        </text:list-item>
      </text:list>
      <text:p text:style-name="P7"><text:tab/></text:p>
      <text:p text:style-name="P7"><text:tab/><text:span text:style-name="T12">2º Forma Normal</text:span><text:span text:style-name="T15"> </text:span><text:span text:style-name="T16">= Quando não existe dependência </text:span><text:span text:style-name="T17">parcial</text:span><text:span text:style-name="T16"> em relação a chave primária <text:tab/>composta.</text:span></text:p>
      <text:p text:style-name="P7"/>
      <text:p text:style-name="P7"><text:span text:style-name="T16"><text:tab/></text:span><text:span text:style-name="T18">Passos:</text:span></text:p>
      <text:p text:style-name="P37"><text:tab/></text:p>
      <text:list xml:id="list7207849885433206910" text:style-name="L6">
        <text:list-item>
          <text:p text:style-name="P26"><text:span text:style-name="T18">C</text:span><text:span text:style-name="T14">opiar para a 2FN cada tabela que tenha chave primária simples ou que não tenha colunas além da chave. </text:span></text:p>
          <text:p text:style-name="P38"/>
        </text:list-item>
        <text:list-item>
          <text:p text:style-name="P39">Para cada tabela com chave primária composta e com pelo menos uma coluna não chave:</text:p>
          <text:list>
            <text:list-item>
              <text:p text:style-name="P39"><text:soft-page-break/>Criar, na 2FN, uma tabela com as chaves primárias da tabela na 1FN.</text:p>
              <text:p text:style-name="P39"/>
            </text:list-item>
            <text:list-item>
              <text:p text:style-name="P40">Para cada coluna não chave, pergunta-se “A coluna depende de toda a chave ou de apenas parte dela?”</text:p>
              <text:p text:style-name="P40"/>
              <text:list>
                <text:list-item>
                  <text:p text:style-name="P27"><text:span text:style-name="T14">Caso </text:span><text:span text:style-name="T19">a coluna dependa de toda a chave:</text:span></text:p>
                  <text:p text:style-name="P41"/>
                  <text:list>
                    <text:list-item>
                      <text:p text:style-name="P28"><text:span text:style-name="T14">Criar </text:span><text:span text:style-name="T20">a coluna correspondente na tabela com a chave completa na 2FN.</text:span></text:p>
                      <text:p text:style-name="P42"/>
                    </text:list-item>
                  </text:list>
                </text:list-item>
                <text:list-item>
                  <text:p text:style-name="P29"><text:span text:style-name="T20">C</text:span><text:span text:style-name="T14">aso, a coluna dependa apenas de parte da chave:</text:span></text:p>
                  <text:p text:style-name="P43"/>
                  <text:list>
                    <text:list-item>
                      <text:p text:style-name="P30"><text:span text:style-name="T14">Criar, caso ainda não existir, uma tabela na 2FN que tenha como chave primária a parte </text:span><text:span text:style-name="T21">da chave que é determinante da coluna em questão.</text:span></text:p>
                      <text:p text:style-name="P44"/>
                    </text:list-item>
                    <text:list-item>
                      <text:p text:style-name="P31"><text:span text:style-name="T21">C</text:span><text:span text:style-name="T14">riar a coluna dependente dentro da tabela na 2F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pan text:style-name="T14"><text:tab/></text:span><text:span text:style-name="T13">3º Forma Normal</text:span><text:span text:style-name="T22"> = Não contém dependência transitiva.</text:span></text:p>
      <text:p text:style-name="P8"/>
      <text:p text:style-name="P8"><text:span text:style-name="T22"><text:tab/></text:span><text:span text:style-name="T23">Passos:</text:span></text:p>
      <text:p text:style-name="P8"/>
      <text:list xml:id="list7245122452793230971" text:style-name="L7">
        <text:list-item>
          <text:p text:style-name="P32"><text:span text:style-name="T22">C</text:span><text:span text:style-name="T14">opiar para o esquema na 3FN cada tabela que tenha menos que duas colunas não-chave.</text:span></text:p>
          <text:p text:style-name="P32"><text:span text:style-name="T14"/></text:p>
        </text:list-item>
        <text:list-item>
          <text:p text:style-name="P45">Para tabelas com duas ou mais colunas não chave:</text:p>
          <text:p text:style-name="P45"/>
          <text:list>
            <text:list-item>
              <text:p text:style-name="P45">Criar uma tabela no esquema da 3FN com a chave primária da tabela em questão.</text:p>
              <text:p text:style-name="P45"/>
            </text:list-item>
            <text:list-item>
              <text:p text:style-name="P33"><text:span text:style-name="T14">Para cada coluna </text:span><text:span text:style-name="T24">não-chave </text:span><text:span text:style-name="T25">fazer a seguinte pergunta “Existe dependência transitiva </text:span><text:span text:style-name="T26">nesta coluna não chave?”</text:span></text:p>
              <text:p text:style-name="P33"><text:span text:style-name="T26"/></text:p>
              <text:list>
                <text:list-item>
                  <text:p text:style-name="P34"><text:span text:style-name="T26">C</text:span><text:span text:style-name="T14">aso </text:span><text:span text:style-name="T27">não</text:span><text:span text:style-name="T14"> existir:</text:span></text:p>
                  <text:p text:style-name="P34"><text:span text:style-name="T14"/></text:p>
                  <text:list>
                    <text:list-item>
                      <text:p text:style-name="P46">Copiar a coluna para a tabela na 3FN</text:p>
                      <text:p text:style-name="P46"/>
                    </text:list-item>
                  </text:list>
                </text:list-item>
                <text:list-item>
                  <text:p text:style-name="P47">Senão:</text:p>
                  <text:p text:style-name="P47"/>
                  <text:list>
                    <text:list-item>
                      <text:p text:style-name="P35"><text:span text:style-name="T14">Criar, caso não exista, uma tabela no esquema na 3FN </text:span><text:span text:style-name="T28">que tenha como chave primária a coluna da qual há a dependência transitiva.</text:span></text:p>
                      <text:p text:style-name="P35"><text:span text:style-name="T28"/></text:p>
                    </text:list-item>
                    <text:list-item>
                      <text:p text:style-name="P36"><text:span text:style-name="T28">C</text:span><text:span text:style-name="T14">opiar a coluna dependente para a tabela criada.</text:span></text:p>
                      <text:p text:style-name="P36"><text:span text:style-name="T14"/></text:p>
                    </text:list-item>
                    <text:list-item>
                      <text:p text:style-name="P48">A coluna determinante deve permanecer também na tabela original.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felipe </meta:initial-creator>
    <meta:creation-date>2016-07-25T18:59:18.043100938</meta:creation-date>
    <dc:date>2016-07-26T21:13:06.668688486</dc:date>
    <dc:creator>paulofelipe </dc:creator>
    <meta:editing-duration>PT1H51M59S</meta:editing-duration>
    <meta:editing-cycles>82</meta:editing-cycles>
    <meta:generator>LibreOffice/4.3.3.2$Linux_X86_64 LibreOffice_project/430m0$Build-2</meta:generator>
    <meta:document-statistic meta:table-count="0" meta:image-count="0" meta:object-count="0" meta:page-count="3" meta:paragraph-count="89" meta:word-count="837" meta:character-count="4747" meta:non-whitespace-character-count="4028"/>
  </office:meta>
</office:document-meta>
</file>